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5625in" fo:margin-left="-0.2146in" table:align="left"/>
    </style:style>
    <style:style style:name="Table1.A" style:family="table-column">
      <style:table-column-properties style:column-width="1.125in"/>
    </style:style>
    <style:style style:name="Table1.B" style:family="table-column">
      <style:table-column-properties style:column-width="1.875in"/>
    </style:style>
    <style:style style:name="Table1.C"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0.9896in"/>
    </style:style>
    <style:style style:name="Table1.F" style:family="table-column">
      <style:table-column-properties style:column-width="1.5729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Ubuntu" fo:font-size="14pt" officeooo:rsid="0017fd9a" officeooo:paragraph-rsid="0017fd9a" style:font-size-asian="14pt" style:font-size-complex="14pt"/>
    </style:style>
    <style:style style:name="P2" style:family="paragraph" style:parent-style-name="Standard">
      <style:paragraph-properties fo:text-align="start" style:justify-single-word="false"/>
      <style:text-properties style:font-name="Ubuntu" fo:font-size="14pt" officeooo:rsid="0019dd44" officeooo:paragraph-rsid="0019dd44" style:font-size-asian="14pt" style:font-size-complex="14pt"/>
    </style:style>
    <style:style style:name="P3" style:family="paragraph" style:parent-style-name="Table_20_Contents">
      <style:paragraph-properties fo:text-align="center" style:justify-single-word="false"/>
      <style:text-properties style:font-name="Ubuntu" fo:font-size="14pt" officeooo:rsid="001e7417" officeooo:paragraph-rsid="001e7417" style:font-size-asian="14pt" style:font-size-complex="14pt"/>
    </style:style>
    <style:style style:name="P4" style:family="paragraph" style:parent-style-name="Table_20_Contents">
      <style:paragraph-properties fo:margin-left="0in" fo:margin-right="0in" fo:text-align="center" style:justify-single-word="false" fo:text-indent="0in" style:auto-text-indent="false"/>
      <style:text-properties style:font-name="Ubuntu" fo:font-size="14pt" officeooo:rsid="001e7417" officeooo:paragraph-rsid="001e7417" style:font-size-asian="14pt" style:font-size-complex="14pt"/>
    </style:style>
    <style:style style:name="P5" style:family="paragraph" style:parent-style-name="Table_20_Contents">
      <style:paragraph-properties fo:text-align="center" style:justify-single-word="false"/>
      <style:text-properties style:font-name="Ubuntu" fo:font-size="14pt" officeooo:rsid="0020a22a" officeooo:paragraph-rsid="0020a22a" style:font-size-asian="14pt" style:font-size-complex="14pt"/>
    </style:style>
    <style:style style:name="P6" style:family="paragraph" style:parent-style-name="Table_20_Contents">
      <style:paragraph-properties fo:text-align="center" style:justify-single-word="false"/>
      <style:text-properties style:font-name="Ubuntu" fo:font-size="14pt" officeooo:rsid="0024ba4c" officeooo:paragraph-rsid="0024ba4c" style:font-size-asian="14pt" style:font-size-complex="14pt"/>
    </style:style>
    <style:style style:name="P7" style:family="paragraph" style:parent-style-name="Table_20_Contents">
      <style:paragraph-properties fo:text-align="center" style:justify-single-word="false"/>
      <style:text-properties style:font-name="Ubuntu" fo:font-size="14pt" style:font-size-asian="14pt" style:font-size-complex="14pt"/>
    </style:style>
    <style:style style:name="P8" style:family="paragraph" style:parent-style-name="Standard">
      <style:paragraph-properties fo:text-align="center" style:justify-single-word="false"/>
      <style:text-properties style:font-name="Ubuntu" fo:font-size="14pt" fo:font-weight="bold" officeooo:rsid="0017fd9a" officeooo:paragraph-rsid="0017fd9a"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Ubuntu" fo:font-size="14pt" fo:font-weight="bold" officeooo:rsid="001bd657" officeooo:paragraph-rsid="001bd657"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Ubuntu" fo:font-size="14pt" fo:font-weight="bold" officeooo:rsid="001bd657" officeooo:paragraph-rsid="001e7417"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 fo:font-size="14pt" fo:font-weight="bold" officeooo:rsid="001bd657" officeooo:paragraph-rsid="002060b4"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fo:font-weight="bold" officeooo:rsid="001bd657" officeooo:paragraph-rsid="002196e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fo:font-weight="bold" officeooo:rsid="00201f60" officeooo:paragraph-rsid="00201f60"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4pt" fo:font-weight="bold" officeooo:rsid="002060b4" officeooo:paragraph-rsid="002060b4"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Ubuntu" fo:font-size="14pt" fo:font-weight="bold" officeooo:rsid="002196ed" officeooo:paragraph-rsid="002196e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Ubuntu" fo:font-size="14pt" fo:font-weight="bold" officeooo:rsid="0024ba4c" officeooo:paragraph-rsid="0024ba4c"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Ubuntu" fo:font-size="14pt" fo:font-weight="normal" officeooo:rsid="001e7417" officeooo:paragraph-rsid="001bd657"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Ubuntu" fo:font-size="14pt" fo:font-weight="normal" officeooo:rsid="002060b4" officeooo:paragraph-rsid="002060b4"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Ubuntu" fo:font-size="14pt" fo:font-weight="normal" officeooo:rsid="00231d6f" officeooo:paragraph-rsid="00231d6f"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Ubuntu" fo:font-size="14pt" fo:font-weight="bold" officeooo:rsid="0024ba4c" officeooo:paragraph-rsid="0024ba4c"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Ubuntu" fo:font-size="14pt" fo:font-weight="bold" officeooo:rsid="00256434" officeooo:paragraph-rsid="00256434" style:font-size-asian="14pt" style:font-weight-asian="bold" style:font-size-complex="14pt"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7417" style:font-weight-asian="normal" style:font-weight-complex="normal"/>
    </style:style>
    <style:style style:name="T5" style:family="text">
      <style:text-properties fo:font-weight="normal" officeooo:rsid="002060b4" style:font-weight-asian="normal" style:font-weight-complex="normal"/>
    </style:style>
    <style:style style:name="T6" style:family="text">
      <style:text-properties fo:font-weight="normal" officeooo:rsid="00231d6f" style:font-weight-asian="normal" style:font-weight-complex="normal"/>
    </style:style>
    <style:style style:name="T7" style:family="text">
      <style:text-properties officeooo:rsid="001d5c41"/>
    </style:style>
    <style:style style:name="T8" style:family="text">
      <style:text-properties officeooo:rsid="002060b4"/>
    </style:style>
    <style:style style:name="T9" style:family="text">
      <style:text-properties officeooo:rsid="002196ed"/>
    </style:style>
    <style:style style:name="T10" style:family="text">
      <style:text-properties officeooo:rsid="00256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Análisis</text:span> del examen 1 de Informática II, por Sebastian Puerta</text:p>
      <text:p text:style-name="P1"/>
      <text:p text:style-name="P2"><text:span text:style-name="T2">Enunciado: </text:span>Crear un sistema que pueda programar las jornadas de estudio independientes con respecto al número de créditos de cada materia.</text:p>
      <text:p text:style-name="P2"/>
      <text:p text:style-name="P2"><text:span text:style-name="T2">1. </text:span>Gestionar información sobre los cursos</text:p>
      <text:p text:style-name="P2"><text:span text:style-name="T2">2. </text:span>Gestionar información del horario de cada curso</text:p>
      <text:p text:style-name="P2"><text:span text:style-name="T2">3. </text:span>Generar jornadas de estudio</text:p>
      <text:p text:style-name="P2"/>
      <text:p text:style-name="P9">Restricciones:</text:p>
      <text:p text:style-name="P9">- <text:span text:style-name="T3">Sólo se puede usar la librería </text:span>fstream.</text:p>
      <text:p text:style-name="P9"/>
      <text:p text:style-name="P9">Condiciones <text:span text:style-name="T7">y aclaraciones para el punto 1</text:span>:<text:line-break/>1. <text:span text:style-name="T3">Se puede crear los archivos de texto que contienen la información de los cursos de cada estudiante de forma manual.</text:span></text:p>
      <text:p text:style-name="P9">1.1. <text:span text:style-name="T3">Los archivos son para leer los datos y extraerlos para hacer procesos <text:tab/>con ellos.</text:span></text:p>
      <text:p text:style-name="P9">1.2. <text:span text:style-name="T3">Se debe crear un menú para que de alguna forma me muestre los archivos de lectura con los datos de los cursos de los estudiantes que hay disponibles para que el usuario con cuál de ellos hacer los procesos, de no ser posible, hacer simplemente un cin (input de entrada de datos) para que el usuario indique un nombre y mirar sí ese nombre del estudiante, se encuentra disponible o sí no existe, arrojar un error.</text:span></text:p>
      <text:p text:style-name="P9">1.3. <text:span text:style-name="T4">Formato interno de los archivos de texto que contienen los cursos:</text:span></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Código</text:p>
          </table:table-cell>
          <table:table-cell table:style-name="Table1.A1" office:value-type="string">
            <text:p text:style-name="P15">Materia</text:p>
          </table:table-cell>
          <table:table-cell table:style-name="Table1.A1" office:value-type="string">
            <text:p text:style-name="P15">Créditos</text:p>
          </table:table-cell>
          <table:table-cell table:style-name="Table1.A1" office:value-type="string">
            <text:p text:style-name="P15">Teoricas</text:p>
          </table:table-cell>
          <table:table-cell table:style-name="Table1.A1" office:value-type="string">
            <text:p text:style-name="P15">Prácticas</text:p>
          </table:table-cell>
          <table:table-cell table:style-name="Table1.F1" office:value-type="string">
            <text:p text:style-name="P15">Independientes</text:p>
          </table:table-cell>
        </table:table-row>
        <table:table-row>
          <table:table-cell table:style-name="Table1.A2" office:value-type="string">
            <text:p text:style-name="P3">2598521</text:p>
          </table:table-cell>
          <table:table-cell table:style-name="Table1.A2" office:value-type="string">
            <text:p text:style-name="P3">Informática II</text:p>
          </table:table-cell>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3</text:p>
          </table:table-cell>
          <table:table-cell table:style-name="Table1.F2" office:value-type="string">
            <text:p text:style-name="P3">HTI</text:p>
          </table:table-cell>
        </table:table-row>
        <table:table-row>
          <table:table-cell table:style-name="Table1.A2" office:value-type="string">
            <text:p text:style-name="P4">2555331</text:p>
          </table:table-cell>
          <table:table-cell table:style-name="Table1.A2" office:value-type="string">
            <text:p text:style-name="P3">Cálculo Vectorial</text:p>
          </table:table-cell>
          <table:table-cell table:style-name="Table1.A2" office:value-type="string">
            <text:p text:style-name="P3">3</text:p>
          </table:table-cell>
          <table:table-cell table:style-name="Table1.A2" office:value-type="string">
            <text:p text:style-name="P3">4</text:p>
          </table:table-cell>
          <table:table-cell table:style-name="Table1.A2" office:value-type="string">
            <text:p text:style-name="P3">0</text:p>
          </table:table-cell>
          <table:table-cell table:style-name="Table1.F2" office:value-type="string">
            <text:p text:style-name="P3">HTI</text:p>
          </table:table-cell>
        </table:table-row>
      </table:table>
      <text:p text:style-name="P10"/>
      <text:p text:style-name="P14">Nota: <text:span text:style-name="T3">Donde X son las horas de estudio independientes y son la base para el objetivo del programa en general, de modo que se debe cálcular esas horas independientes de la siguiente manera:<text:line-break/>1 Crédito = 48 Horas/Semestre</text:span></text:p>
      <text:p text:style-name="P24">En el caso de Informática II:</text:p>
      <text:p text:style-name="P24"/>
      <text:p text:style-name="P24">192/16 = X</text:p>
      <text:p text:style-name="P24">X-(Teoricas+Prácticas) = HTI</text:p>
      <text:p text:style-name="P24"/>
      <text:p text:style-name="P16">1.4. <text:span text:style-name="T3">La idea es gestionar los datos de entrada que vienen dentro del archivo como si fueran unas bases de datos, donde por ejemplo, el código es su ID.</text:span></text:p>
      <text:p text:style-name="P16"><text:soft-page-break/>1.5. <text:span text:style-name="T3">Con base a las horas teoricas y prácticas, se desarrolla el punto 2, que son el manejo de la información de los horarios.</text:span></text:p>
      <text:p text:style-name="P14"/>
      <text:p text:style-name="P13">Funciones a implementar para el punto 1:</text:p>
      <text:p text:style-name="P13">- </text:p>
      <text:p text:style-name="P13"/>
      <text:p text:style-name="P11">Condiciones <text:span text:style-name="T7">y aclaraciones para el punto </text:span><text:span text:style-name="T8">2</text:span>:<text:line-break/><text:span text:style-name="T8">1</text:span>. <text:span text:style-name="T5">Se deben gestionar la información de los horarios de cada matería.</text:span></text:p>
      <text:p text:style-name="P17">2. <text:span text:style-name="T3">La información se extrae del archivo de lectura del primer punto.</text:span></text:p>
      <text:p text:style-name="P17">3. <text:span text:style-name="T3">Se debe procesar la información de cada matería individualmente, es decir, las horas trabajadas por el docente y las horas de laboratorio (en caso de que haya), y conforme a estas horas y las horas de trabajo independientes que se han calculado en el punto anterior, se debe generar un archivo con un horario que le corresponde a cada materia, con los diferentes días de la semana, esos días los escoge el usuario, existiendo la restricción de que sólo sea de lunes a viernes.</text:span></text:p>
      <text:p text:style-name="P17">4. <text:span text:style-name="T3">Cada horario debe estar correspondido con un día, y cada clase como mínimo debe de tener 2 horas y sí son 3 créditos pues tiene que ver 2 clases a la semana, y sí son 4 créditos son dos clases de teoría y una clase de práctica de 3 horas, y por último sí es un 1 crédito sólo es un día a la semana.</text:span></text:p>
      <text:p text:style-name="P17">5. <text:span text:style-name="T3">El formato de sálida puede ser cualquiera, sin embargo, el recomendado es el siguiente (relacionar el archivo generado con el anterior, como si fueran tablas relacionales, es decir, dónde el código es el ID de la materia):<text:line-break/></text:span></text:p>
      <table:table table:name="Table2" table:style-name="Table2">
        <table:table-column table:style-name="Table2.A" table:number-columns-repeated="3"/>
        <table:table-column table:style-name="Table2.D"/>
        <table:table-row>
          <table:table-cell table:style-name="Table2.A1" office:value-type="string">
            <text:p text:style-name="P19">Código</text:p>
          </table:table-cell>
          <table:table-cell table:style-name="Table2.A1" office:value-type="string">
            <text:p text:style-name="P19">Cŕeditos</text:p>
          </table:table-cell>
          <table:table-cell table:style-name="Table2.A1" office:value-type="string">
            <text:p text:style-name="P19">Días</text:p>
          </table:table-cell>
          <table:table-cell table:style-name="Table2.D1" office:value-type="string">
            <text:p text:style-name="P19">Horas</text:p>
          </table:table-cell>
        </table:table-row>
        <table:table-row>
          <table:table-cell table:style-name="Table2.A2" office:value-type="string">
            <text:p text:style-name="P5">2598521</text:p>
          </table:table-cell>
          <table:table-cell table:style-name="Table2.A2" office:value-type="string">
            <text:p text:style-name="P5">4</text:p>
          </table:table-cell>
          <table:table-cell table:style-name="Table2.A2" office:value-type="string">
            <text:p text:style-name="P5">MJ,J</text:p>
          </table:table-cell>
          <table:table-cell table:style-name="Table2.D2" office:value-type="string">
            <text:p text:style-name="P5">8-10,18-21</text:p>
          </table:table-cell>
        </table:table-row>
        <table:table-row>
          <table:table-cell table:style-name="Table2.A2" office:value-type="string">
            <text:p text:style-name="P5">2599431</text:p>
          </table:table-cell>
          <table:table-cell table:style-name="Table2.A2" office:value-type="string">
            <text:p text:style-name="P5">3</text:p>
          </table:table-cell>
          <table:table-cell table:style-name="Table2.A2" office:value-type="string">
            <text:p text:style-name="P5">WV</text:p>
          </table:table-cell>
          <table:table-cell table:style-name="Table2.D2" office:value-type="string">
            <text:p text:style-name="P5">8-10</text:p>
          </table:table-cell>
        </table:table-row>
        <table:table-row>
          <table:table-cell table:style-name="Table2.A2" office:value-type="string">
            <text:p text:style-name="P5">2517362</text:p>
          </table:table-cell>
          <table:table-cell table:style-name="Table2.A2" office:value-type="string">
            <text:p text:style-name="P5">1</text:p>
          </table:table-cell>
          <table:table-cell table:style-name="Table2.A2" office:value-type="string">
            <text:p text:style-name="P5">W</text:p>
          </table:table-cell>
          <table:table-cell table:style-name="Table2.D2" office:value-type="string">
            <text:p text:style-name="P5">12-14</text:p>
          </table:table-cell>
        </table:table-row>
      </table:table>
      <text:p text:style-name="P26"/>
      <text:p text:style-name="P18">Funciones a implementar para el punto 2:</text:p>
      <text:p text:style-name="P18">-</text:p>
      <text:p text:style-name="P18"/>
      <text:p text:style-name="P12">Condiciones <text:span text:style-name="T7">y aclaraciones para el punto </text:span><text:span text:style-name="T9">3</text:span>:</text:p>
      <text:p text:style-name="P20">1. <text:span text:style-name="T6">Se debe generar un archivo de texto, donde estén las jornadas de estudio para las horas independientes, de manera que recomendada, es decir, aleatoria.</text:span></text:p>
      <text:p text:style-name="P21">2. <text:span text:style-name="T3">Se puede crear un menú donde se indique que el usuario puede generar la jornada de estudio, de modo que una vez generado el archivo, el usuario va a poder observar el archivo en tiempo real, en la consola y ver cómo quedó </text:span><text:soft-page-break/><text:span text:style-name="T3">distribuido sus horas de estudio a lo largo de la semana, sólo de lunes a viernes.</text:span></text:p>
      <text:p text:style-name="P21">3. <text:span text:style-name="T3">De modo que un formato ideal para el archivo generado de texto, puedo ser algo similar a esto:</text:span></text:p>
      <text:p text:style-name="P27"/>
      <table:table table:name="Table3" table:style-name="Table3">
        <table:table-column table:style-name="Table3.A" table:number-columns-repeated="5"/>
        <table:table-column table:style-name="Table3.F"/>
        <table:table-row>
          <table:table-cell table:style-name="Table3.A1" office:value-type="string">
            <text:p text:style-name="P22">Código</text:p>
          </table:table-cell>
          <table:table-cell table:style-name="Table3.A1" office:value-type="string">
            <text:p text:style-name="P22">Lunes</text:p>
          </table:table-cell>
          <table:table-cell table:style-name="Table3.A1" office:value-type="string">
            <text:p text:style-name="P22">Martes</text:p>
          </table:table-cell>
          <table:table-cell table:style-name="Table3.A1" office:value-type="string">
            <text:p text:style-name="P22">Miércoles</text:p>
          </table:table-cell>
          <table:table-cell table:style-name="Table3.A1" office:value-type="string">
            <text:p text:style-name="P22">Jueves</text:p>
          </table:table-cell>
          <table:table-cell table:style-name="Table3.F1" office:value-type="string">
            <text:p text:style-name="P22">Viernes</text:p>
          </table:table-cell>
        </table:table-row>
        <table:table-row>
          <table:table-cell table:style-name="Table3.A2" office:value-type="string">
            <text:p text:style-name="P5">2598521</text:p>
          </table:table-cell>
          <table:table-cell table:style-name="Table3.A2" office:value-type="string">
            <text:p text:style-name="P6">12-14</text:p>
          </table:table-cell>
          <table:table-cell table:style-name="Table3.A2" office:value-type="string">
            <text:p text:style-name="P6"/>
          </table:table-cell>
          <table:table-cell table:style-name="Table3.A2" office:value-type="string">
            <text:p text:style-name="P6">12-14</text:p>
          </table:table-cell>
          <table:table-cell table:style-name="Table3.A2" office:value-type="string">
            <text:p text:style-name="P7"/>
          </table:table-cell>
          <table:table-cell table:style-name="Table3.F2" office:value-type="string">
            <text:p text:style-name="P6">16-17</text:p>
          </table:table-cell>
        </table:table-row>
        <table:table-row>
          <table:table-cell table:style-name="Table3.A2" office:value-type="string">
            <text:p text:style-name="P5">2599431</text:p>
          </table:table-cell>
          <table:table-cell table:style-name="Table3.A2" office:value-type="string">
            <text:p text:style-name="P7"/>
          </table:table-cell>
          <table:table-cell table:style-name="Table3.A2" office:value-type="string">
            <text:p text:style-name="P6">10-12</text:p>
          </table:table-cell>
          <table:table-cell table:style-name="Table3.A2" office:value-type="string">
            <text:p text:style-name="P6">17-18</text:p>
          </table:table-cell>
          <table:table-cell table:style-name="Table3.A2" office:value-type="string">
            <text:p text:style-name="P6">10-12</text:p>
          </table:table-cell>
          <table:table-cell table:style-name="Table3.F2" office:value-type="string">
            <text:p text:style-name="P7"/>
          </table:table-cell>
        </table:table-row>
        <table:table-row>
          <table:table-cell table:style-name="Table3.A2" office:value-type="string">
            <text:p text:style-name="P5">2517362</text:p>
          </table:table-cell>
          <table:table-cell table:style-name="Table3.A2" office:value-type="string">
            <text:p text:style-name="P6">18-19</text:p>
          </table:table-cell>
          <table:table-cell table:style-name="Table3.A2" office:value-type="string">
            <text:p text:style-name="P7"/>
          </table:table-cell>
          <table:table-cell table:style-name="Table3.A2" office:value-type="string">
            <text:p text:style-name="P6"/>
          </table:table-cell>
          <table:table-cell table:style-name="Table3.A2" office:value-type="string">
            <text:p text:style-name="P7"/>
          </table:table-cell>
          <table:table-cell table:style-name="Table3.F2" office:value-type="string">
            <text:p text:style-name="P6">14-15</text:p>
          </table:table-cell>
        </table:table-row>
      </table:table>
      <text:p text:style-name="P27"/>
      <text:p text:style-name="P23">Funciones a implementar para el punto 3:</text:p>
      <text:p text:style-name="P23">- </text:p>
      <text:p text:style-name="P23"/>
      <text:p text:style-name="P23"/>
      <text:p text:style-name="P29">Replanteamiento del análi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04:48:33.330765887</meta:creation-date>
    <dc:date>2023-04-18T12:10:51.986490839</dc:date>
    <meta:editing-duration>PT2H49M10S</meta:editing-duration>
    <meta:editing-cycles>6</meta:editing-cycles>
    <meta:generator>LibreOffice/7.3.7.2$Linux_X86_64 LibreOffice_project/30$Build-2</meta:generator>
    <meta:document-statistic meta:table-count="3" meta:image-count="0" meta:object-count="0" meta:page-count="3" meta:paragraph-count="84" meta:word-count="705" meta:character-count="3897" meta:non-whitespace-character-count="3272"/>
  </office:meta>
</office:document-meta>
</file>